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style:use-window-font-color="true" loext:opacity="0%" style:font-name="FreeSans" fo:font-size="28pt" fo:font-weight="bold" officeooo:paragraph-rsid="002ce655" style:font-size-asian="28pt" style:font-weight-asian="bold" style:font-size-complex="28pt" style:font-weight-complex="bold"/>
    </style:style>
    <style:style style:name="P2" style:family="paragraph" style:parent-style-name="Standard">
      <style:text-properties style:use-window-font-color="true" loext:opacity="0%" style:font-name="FreeSan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dbe3a9" loext:opacity="100%" style:font-name="FreeSans" fo:font-size="20pt" fo:language="fr" fo:country="FR" officeooo:rsid="002ce655" officeooo:paragraph-rsid="002ce655" style:font-size-asian="20pt" style:font-size-complex="20pt"/>
    </style:style>
    <style:style style:name="P4" style:family="paragraph" style:parent-style-name="Standard">
      <style:text-properties style:use-window-font-color="true" loext:opacity="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33b5f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33b5f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433b5f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style:use-window-font-color="true" loext:opacity="0%" style:font-name="FreeSans" fo:font-size="13pt" fo:language="fr" fo:country="FR" officeooo:rsid="002eb666" officeooo:paragraph-rsid="00433b5f" style:font-size-asian="13pt" style:font-size-complex="13pt"/>
    </style:style>
    <style:style style:name="P9" style:family="paragraph" style:parent-style-name="Standard">
      <style:text-properties fo:color="#57acdc" loext:opacity="100%" style:font-name="FreeSans" fo:font-size="13pt" fo:language="fr" fo:country="FR" officeooo:paragraph-rsid="00433b5f" style:font-size-asian="13pt" style:font-size-complex="13pt"/>
    </style:style>
    <style:style style:name="P10" style:family="paragraph" style:parent-style-name="Standard">
      <style:text-properties fo:color="#ce93d8" loext:opacity="100%" style:font-name="FreeSans" fo:font-size="18pt" fo:language="fr" fo:country="FR" fo:font-weight="bold" officeooo:paragraph-rsid="002d7756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c6cd99" loext:opacity="100%" style:font-name="FreeSans" fo:font-size="20pt" fo:language="fr" fo:country="FR" fo:font-weight="bold" officeooo:rsid="002ce655" officeooo:paragraph-rsid="00433b5f" style:font-size-asian="20pt" style:font-weight-asian="bold" style:font-size-complex="20pt" style:font-weight-complex="bold"/>
    </style:style>
    <style:style style:name="P12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477fbe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477fbe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text-properties style:font-name="FreeSans" fo:font-size="13pt" fo:language="fr" fo:country="FR" officeooo:paragraph-rsid="00477fbe" style:font-size-asian="13pt" style:font-size-complex="13pt"/>
    </style:style>
    <style:style style:name="P15" style:family="paragraph" style:parent-style-name="Standard">
      <style:text-properties style:font-name="FreeSans" fo:font-size="13pt" fo:language="fr" fo:country="FR" officeooo:rsid="002eb666" officeooo:paragraph-rsid="00477fbe" style:font-size-asian="13pt" style:font-size-complex="13pt"/>
    </style:style>
    <style:style style:name="P16" style:family="paragraph" style:parent-style-name="Standard">
      <style:text-properties fo:color="#60c689" loext:opacity="100%" style:font-name="FreeSans" fo:font-size="18pt" fo:language="fr" fo:country="FR" fo:font-weight="bold" officeooo:rsid="002f3ef8" officeooo:paragraph-rsid="00477fbe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d7756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57acdc" loext:opacity="100%" style:font-name="FreeSans" fo:font-size="13pt" fo:language="fr" fo:country="FR" fo:font-style="italic" fo:font-weight="bold" officeooo:paragraph-rsid="002eb666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text-properties fo:color="#57acdc" loext:opacity="100%" style:font-name="FreeSans" fo:font-size="13pt" fo:language="fr" fo:country="FR" fo:font-style="italic" fo:font-weight="bold" officeooo:rsid="002eb666" officeooo:paragraph-rsid="002eb666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text-properties style:font-name="FreeSans" fo:font-size="13pt" fo:language="fr" fo:country="FR" officeooo:rsid="002eb666" officeooo:paragraph-rsid="002eb666" style:font-size-asian="13pt" style:font-size-complex="13pt"/>
    </style:style>
    <style:style style:name="P21" style:family="paragraph" style:parent-style-name="Standard">
      <style:text-properties fo:color="#60c689" loext:opacity="100%" style:font-name="FreeSans" fo:font-size="18pt" fo:language="fr" fo:country="FR" fo:font-weight="bold" officeooo:rsid="002eb666" officeooo:paragraph-rsid="002eb666" style:font-size-asian="18pt" style:font-weight-asian="bold" style:font-size-complex="18pt" style:font-weight-complex="bold"/>
    </style:style>
    <style:style style:name="P22" style:family="paragraph" style:parent-style-name="Standard">
      <style:text-properties style:font-name="FreeSans" fo:font-size="13pt" fo:language="fr" fo:country="FR" officeooo:paragraph-rsid="002eb666" style:font-size-asian="13pt" style:font-size-complex="13pt"/>
    </style:style>
    <style:style style:name="P23" style:family="paragraph" style:parent-style-name="Standard">
      <style:text-properties fo:color="#57acdc" loext:opacity="100%" style:font-name="FreeSans" fo:font-size="13pt" fo:language="fr" fo:country="FR" officeooo:paragraph-rsid="002eb666" style:font-size-asian="13pt" style:font-size-complex="13pt"/>
    </style:style>
    <style:style style:name="P24" style:family="paragraph" style:parent-style-name="Standard">
      <style:text-properties fo:color="#f48fb1" loext:opacity="100%" style:font-name="FreeSans" fo:font-size="24pt" fo:font-weight="bold" officeooo:paragraph-rsid="0037b81c" style:font-size-asian="24pt" style:font-weight-asian="bold" style:font-size-complex="24pt" style:font-weight-complex="bold"/>
    </style:style>
    <style:style style:name="P25" style:family="paragraph" style:parent-style-name="Standard">
      <style:text-properties fo:color="#f48fb1" loext:opacity="100%" style:font-name="FreeSans" fo:font-size="24pt" fo:font-weight="bold" officeooo:paragraph-rsid="002eb666" style:font-size-asian="24pt" style:font-weight-asian="bold" style:font-size-complex="24pt" style:font-weight-complex="bold"/>
    </style:style>
    <style:style style:name="P26" style:family="paragraph" style:parent-style-name="Standard">
      <style:text-properties fo:color="#f48fb1" loext:opacity="100%" style:font-name="FreeSans" fo:font-size="24pt" fo:font-weight="bold" style:font-size-asian="24pt" style:font-weight-asian="bold" style:font-size-complex="24pt" style:font-weight-complex="bold"/>
    </style:style>
    <style:style style:name="P27" style:family="paragraph" style:parent-style-name="Standard">
      <style:text-properties fo:color="#f48fb1" loext:opacity="100%" style:font-name="FreeSans" fo:font-size="24pt" fo:language="fr" fo:country="FR" fo:font-weight="bold" officeooo:rsid="002ce655" officeooo:paragraph-rsid="002ce655" style:font-size-asian="24pt" style:font-weight-asian="bold" style:font-size-complex="24pt" style:font-weight-complex="bold"/>
    </style:style>
    <style:style style:name="P28" style:family="paragraph" style:parent-style-name="Standard">
      <style:text-properties fo:color="#f48fb1" loext:opacity="100%" style:font-name="FreeSans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style:use-window-font-color="true" loext:opacity="0%" style:font-name="FreeSans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FreeSans" fo:language="fr" fo:country="FR" officeooo:paragraph-rsid="0028b8cd"/>
    </style:style>
    <style:style style:name="P31" style:family="paragraph" style:parent-style-name="Standard">
      <style:text-properties style:font-name="FreeSans" fo:font-size="13pt" fo:language="fr" fo:country="FR" officeooo:paragraph-rsid="0028b8cd" style:font-size-asian="13pt" style:font-size-complex="13pt"/>
    </style:style>
    <style:style style:name="P32" style:family="paragraph" style:parent-style-name="Standard">
      <style:text-properties style:font-name="FreeSans" fo:font-size="13pt" fo:language="fr" fo:country="FR" fo:font-style="italic" officeooo:paragraph-rsid="0028b8cd" style:font-size-asian="13pt" style:font-style-asian="italic" style:font-size-complex="13pt" style:font-style-complex="italic"/>
    </style:style>
    <style:style style:name="P33" style:family="paragraph" style:parent-style-name="Standard">
      <style:text-properties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4" style:family="paragraph" style:parent-style-name="Standard">
      <style:text-properties fo:color="#ce93d8" loext:opacity="100%" style:font-name="FreeSans" fo:font-size="18pt" fo:language="fr" fo:country="FR" fo:font-weight="bold" officeooo:paragraph-rsid="0028b8cd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ce93d8" loext:opacity="100%" style:font-name="FreeSans" fo:font-size="15pt" fo:language="fr" fo:country="FR" fo:font-weight="bold" officeooo:paragraph-rsid="0028b8cd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FreeSans" fo:font-size="11pt" fo:language="fr" fo:country="FR" officeooo:paragraph-rsid="0028b8cd" style:font-size-asian="11pt" style:font-size-complex="11pt"/>
    </style:style>
    <style:style style:name="P37" style:family="paragraph" style:parent-style-name="Standard">
      <style:text-properties style:font-name="FreeSans" fo:font-size="13pt" fo:language="fr" fo:country="FR" fo:font-style="italic" style:text-underline-style="solid" style:text-underline-width="auto" style:text-underline-color="font-color" officeooo:paragraph-rsid="0028b8cd" style:font-size-asian="13pt" style:font-style-asian="italic" style:font-size-complex="13pt" style:font-style-complex="italic"/>
    </style:style>
    <style:style style:name="P38" style:family="paragraph" style:parent-style-name="Standard">
      <style:text-properties style:font-name="FreeSans" fo:font-size="13pt" fo:language="fr" fo:country="FR" fo:font-style="normal" officeooo:paragraph-rsid="0028b8cd" style:font-size-asian="13pt" style:font-style-asian="normal" style:font-size-complex="13pt" style:font-style-complex="normal"/>
    </style:style>
    <style:style style:name="P39" style:family="paragraph" style:parent-style-name="Standard">
      <style:text-properties style:font-name="FreeSans" fo:font-size="13pt" fo:language="fr" fo:country="FR" fo:font-style="normal" style:text-underline-style="solid" style:text-underline-width="auto" style:text-underline-color="font-color" officeooo:paragraph-rsid="0028b8cd" style:font-size-asian="13pt" style:font-style-asian="normal" style:font-size-complex="13pt" style:font-style-complex="normal"/>
    </style:style>
    <style:style style:name="P40" style:family="paragraph" style:parent-style-name="Standard">
      <style:text-properties style:font-name="FreeSans" fo:font-size="13pt" fo:language="fr" fo:country="FR" fo:font-style="normal" fo:font-weight="bold" officeooo:paragraph-rsid="0028b8cd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text-properties fo:color="#9fa8da" loext:opacity="100%" style:font-name="FreeSans" fo:font-size="13pt" fo:language="fr" fo:country="FR" fo:font-weight="bold" officeooo:paragraph-rsid="0028b8cd" style:font-size-asian="13pt" style:font-weight-asian="bold" style:font-size-complex="13pt" style:font-weight-complex="bold"/>
    </style:style>
    <style:style style:name="P42" style:family="paragraph" style:parent-style-name="Standard">
      <style:text-properties style:font-name="FreeSans" fo:font-size="12pt" fo:language="fr" fo:country="FR" fo:font-style="normal" officeooo:paragraph-rsid="0028b8cd" style:font-size-asian="12pt" style:font-style-asian="normal" style:font-size-complex="12pt" style:font-style-complex="normal"/>
    </style:style>
    <style:style style:name="P43" style:family="paragraph" style:parent-style-name="Standard">
      <style:text-properties style:font-name="FreeSans" fo:font-size="13pt" fo:language="fr" fo:country="FR" style:text-underline-style="solid" style:text-underline-width="auto" style:text-underline-color="font-color" officeooo:paragraph-rsid="0028b8cd" style:font-size-asian="13pt" style:font-size-complex="13pt"/>
    </style:style>
    <style:style style:name="P44" style:family="paragraph" style:parent-style-name="Standard">
      <style:text-properties fo:color="#ffe082" loext:opacity="100%" style:font-name="FreeSans" fo:font-size="13pt" fo:language="fr" fo:country="FR" fo:font-style="italic" officeooo:rsid="0017333c" officeooo:paragraph-rsid="0028b8cd" style:font-size-asian="13pt" style:font-style-asian="italic" style:font-size-complex="13pt" style:font-style-complex="italic"/>
    </style:style>
    <style:style style:name="P45" style:family="paragraph" style:parent-style-name="Standard">
      <style:text-properties style:font-name="FreeSans" fo:font-size="13pt" fo:language="fr" fo:country="FR" officeooo:rsid="002660a5" officeooo:paragraph-rsid="0028b8cd" style:font-size-asian="13pt" style:font-size-complex="13pt"/>
    </style:style>
    <style:style style:name="T1" style:family="text">
      <style:text-properties officeooo:rsid="002ce655"/>
    </style:style>
    <style:style style:name="T2" style:family="text">
      <style:text-properties officeooo:rsid="004f30b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b5f" style:font-weight-asian="bold" style:font-weight-complex="bold"/>
    </style:style>
    <style:style style:name="T5" style:family="text">
      <style:text-properties officeooo:rsid="005b2437"/>
    </style:style>
    <style:style style:name="T6" style:family="text">
      <style:text-properties officeooo:rsid="0037b81c"/>
    </style:style>
    <style:style style:name="T7" style:family="text">
      <style:text-properties officeooo:rsid="0042595b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2eb666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c977d"/>
    </style:style>
    <style:style style:name="T12" style:family="text">
      <style:text-properties style:text-underline-style="solid" style:text-underline-width="auto" style:text-underline-color="font-color" officeooo:rsid="003cffe2"/>
    </style:style>
    <style:style style:name="T13" style:family="text">
      <style:text-properties fo:font-style="italic" fo:font-weight="bold" officeooo:rsid="002eb66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82099" style:font-style-asian="italic" style:font-weight-asian="bold" style:font-style-complex="italic" style:font-weight-complex="bold"/>
    </style:style>
    <style:style style:name="T15" style:family="text">
      <style:text-properties officeooo:rsid="00433b5f"/>
    </style:style>
    <style:style style:name="T16" style:family="text">
      <style:text-properties officeooo:rsid="00468869"/>
    </style:style>
    <style:style style:name="T17" style:family="text">
      <style:text-properties fo:color="#57acdc" loext:opacity="100%" fo:font-style="italic" fo:font-weight="bold" officeooo:rsid="002eb666" style:font-style-asian="italic" style:font-weight-asian="bold" style:font-style-complex="italic" style:font-weight-complex="bold"/>
    </style:style>
    <style:style style:name="T18" style:family="text">
      <style:text-properties fo:color="#57acdc" loext:opacity="100%" fo:font-style="italic" fo:font-weight="bold" officeooo:rsid="0035c134" style:font-style-asian="italic" style:font-weight-asian="bold" style:font-style-complex="italic" style:font-weight-complex="bold"/>
    </style:style>
    <style:style style:name="T19" style:family="text">
      <style:text-properties fo:color="#57acdc" loext:opacity="100%" fo:font-style="italic" fo:font-weight="bold" officeooo:rsid="00310347" style:font-style-asian="italic" style:font-weight-asian="bold" style:font-style-complex="italic" style:font-weight-complex="bold"/>
    </style:style>
    <style:style style:name="T20" style:family="text">
      <style:text-properties fo:color="#57acdc" loext:opacity="100%" officeooo:rsid="002eb666"/>
    </style:style>
    <style:style style:name="T21" style:family="text">
      <style:text-properties fo:color="#57acdc" loext:opacity="100%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57acdc" loext:opacity="100%" fo:font-style="italic" fo:font-weight="bold" officeooo:rsid="00329d9e" style:font-style-asian="italic" style:font-weight-asian="bold" style:font-style-complex="italic" style:font-weight-complex="bold"/>
    </style:style>
    <style:style style:name="T23" style:family="text">
      <style:text-properties fo:color="#57acdc" loext:opacity="100%" fo:font-style="italic" fo:font-weight="bold" officeooo:rsid="005eb627" style:font-style-asian="italic" style:font-weight-asian="bold" style:font-style-complex="italic" style:font-weight-complex="bold"/>
    </style:style>
    <style:style style:name="T24" style:family="text">
      <style:text-properties fo:color="#57acdc" loext:opacity="100%" fo:font-style="italic" fo:font-weight="bold" officeooo:rsid="0055b67f" style:font-style-asian="italic" style:font-weight-asian="bold" style:font-style-complex="italic" style:font-weight-complex="bold"/>
    </style:style>
    <style:style style:name="T25" style:family="text">
      <style:text-properties fo:color="#57acdc" loext:opacity="100%" fo:font-style="italic" fo:font-weight="bold" officeooo:rsid="003e8e13" style:font-style-asian="italic" style:font-weight-asian="bold" style:font-style-complex="italic" style:font-weight-complex="bold"/>
    </style:style>
    <style:style style:name="T26" style:family="text">
      <style:text-properties style:text-underline-style="solid" style:text-underline-width="auto" style:text-underline-color="font-color" officeooo:rsid="003b2057"/>
    </style:style>
    <style:style style:name="T27" style:family="text">
      <style:text-properties style:text-underline-style="solid" style:text-underline-width="auto" style:text-underline-color="font-color" officeooo:rsid="003c24f3"/>
    </style:style>
    <style:style style:name="T28" style:family="text">
      <style:text-properties style:text-underline-style="solid" style:text-underline-width="auto" style:text-underline-color="font-color" officeooo:rsid="002f3ef8"/>
    </style:style>
    <style:style style:name="T29" style:family="text">
      <style:text-properties fo:color="#38b764" loext:opacity="100%" fo:font-style="italic" fo:font-weight="bold" officeooo:rsid="002f3ef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5eb627" style:font-style-asian="italic" style:font-weight-asian="bold" style:font-style-complex="italic" style:font-weight-complex="bold"/>
    </style:style>
    <style:style style:name="T31" style:family="text">
      <style:text-properties fo:color="#a5d6a7" loext:opacity="100%"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9fa8da" loext:opacity="100%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ffcc80" loext:opacity="100%" fo:font-weight="bold" style:font-weight-asian="bold" style:font-weight-complex="bold"/>
    </style:style>
    <style:style style:name="T36" style:family="text">
      <style:text-properties fo:color="#f06292" loext:opacity="100%" fo:font-weight="bold" style:font-weight-asian="bold" style:font-weight-complex="bold"/>
    </style:style>
    <style:style style:name="T37" style:family="text">
      <style:text-properties officeooo:rsid="0015df7c"/>
    </style:style>
    <style:style style:name="T38" style:family="text">
      <style:text-properties fo:color="#ffcc80" loext:opacity="100%" fo:font-weight="bold" officeooo:rsid="0015df7c" style:font-weight-asian="bold" style:font-weight-complex="bold"/>
    </style:style>
    <style:style style:name="T39" style:family="text">
      <style:text-properties fo:color="#9fa8da" loext:opacity="100%" fo:font-weight="bold" officeooo:rsid="0015df7c" style:font-weight-asian="bold" style:font-weight-complex="bold"/>
    </style:style>
    <style:style style:name="T40" style:family="text">
      <style:text-properties fo:color="#a5d6a7" loext:opacity="100%" fo:font-style="italic" style:font-style-asian="italic" style:font-style-complex="italic"/>
    </style:style>
    <style:style style:name="T41" style:family="text">
      <style:text-properties officeooo:rsid="001aa6c9"/>
    </style:style>
    <style:style style:name="T42" style:family="text">
      <style:text-properties fo:color="#ff7043" loext:opacity="100%" fo:font-weight="bold" style:font-weight-asian="bold" style:font-weight-complex="bold"/>
    </style:style>
    <style:style style:name="T43" style:family="text">
      <style:text-properties fo:color="#ff7043" loext:opacity="100%"/>
    </style:style>
    <style:style style:name="T44" style:family="text">
      <style:text-properties officeooo:rsid="00163911"/>
    </style:style>
    <style:style style:name="T45" style:family="text">
      <style:text-properties fo:color="#c5e1a5" loext:opacity="100%" fo:font-weight="bold" style:font-weight-asian="bold" style:font-weight-complex="bold"/>
    </style:style>
    <style:style style:name="T46" style:family="text">
      <style:text-properties fo:color="#90caf9" loext:opacity="100%" fo:font-weight="bold" style:font-weight-asian="bold" style:font-weight-complex="bold"/>
    </style:style>
    <style:style style:name="T47" style:family="text">
      <style:text-properties fo:color="#ff7043" loext:opacity="100%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7043" loext:opacity="100%" style:text-underline-style="solid" style:text-underline-width="auto" style:text-underline-color="font-color" fo:font-weight="bold" officeooo:rsid="00163911" style:font-weight-asian="bold" style:font-weight-complex="bold"/>
    </style:style>
    <style:style style:name="T49" style:family="text">
      <style:text-properties fo:color="#a5d6a7" loext:opacity="100%" fo:font-weight="bold" fo:background-color="transparent" loext:char-shading-value="0" style:font-weight-asian="bold" style:font-weight-complex="bold"/>
    </style:style>
    <style:style style:name="T50" style:family="text">
      <style:text-properties fo:color="#9fa8da" loext:opacity="100%"/>
    </style:style>
    <style:style style:name="T51" style:family="text">
      <style:text-properties style:text-position="super 58%" officeooo:rsid="00163911"/>
    </style:style>
    <style:style style:name="T52" style:family="text">
      <style:text-properties fo:color="#ffcc80" loext:opacity="100%" fo:font-weight="bold" officeooo:rsid="00163911" style:font-weight-asian="bold" style:font-weight-complex="bold"/>
    </style:style>
    <style:style style:name="T53" style:family="text">
      <style:text-properties fo:color="#c5cae9" loext:opacity="100%" fo:font-weight="bold" style:font-weight-asian="bold" style:font-weight-complex="bold"/>
    </style:style>
    <style:style style:name="T54" style:family="text">
      <style:text-properties style:text-underline-style="none"/>
    </style:style>
    <style:style style:name="T55" style:family="text">
      <style:text-properties officeooo:rsid="0017333c"/>
    </style:style>
    <style:style style:name="T56" style:family="text">
      <style:text-properties fo:color="#9fa8da" loext:opacity="100%" fo:font-weight="bold" officeooo:rsid="0017333c" style:font-weight-asian="bold" style:font-weight-complex="bold"/>
    </style:style>
    <style:style style:name="T57" style:family="text">
      <style:text-properties fo:color="#a5d6a7" loext:opacity="100%" fo:font-weight="bold" officeooo:rsid="0017333c" style:font-weight-asian="bold" style:font-weight-complex="bold"/>
    </style:style>
    <style:style style:name="T58" style:family="text">
      <style:text-properties fo:color="#ffcc80" loext:opacity="100%" fo:font-weight="bold" officeooo:rsid="0017333c" style:font-weight-asian="bold" style:font-weight-complex="bold"/>
    </style:style>
    <style:style style:name="T59" style:family="text">
      <style:text-properties fo:color="#ffcc80" loext:opacity="100%" fo:font-weight="bold" officeooo:rsid="0017c866" style:font-weight-asian="bold" style:font-weight-complex="bold"/>
    </style:style>
    <style:style style:name="T60" style:family="text">
      <style:text-properties officeooo:rsid="00186ed3"/>
    </style:style>
    <style:style style:name="T61" style:family="text">
      <style:text-properties fo:color="#9fa8da" loext:opacity="100%" fo:font-weight="bold" officeooo:rsid="0017c866" style:font-weight-asian="bold" style:font-weight-complex="bold"/>
    </style:style>
    <style:style style:name="T62" style:family="text">
      <style:text-properties officeooo:rsid="0017c866"/>
    </style:style>
    <style:style style:name="T63" style:family="text">
      <style:text-properties fo:font-style="italic" officeooo:rsid="0017c866" style:font-style-asian="italic" style:font-style-complex="italic"/>
    </style:style>
    <style:style style:name="T64" style:family="text">
      <style:text-properties fo:color="#a5d6a7" loext:opacity="100%" fo:font-weight="bold" officeooo:rsid="0017c866" style:font-weight-asian="bold" style:font-weight-complex="bold"/>
    </style:style>
    <style:style style:name="T65" style:family="text">
      <style:text-properties fo:color="#ffd54f" loext:opacity="100%"/>
    </style:style>
    <style:style style:name="T66" style:family="text">
      <style:text-properties fo:font-style="italic" officeooo:rsid="00186ed3" style:font-style-asian="italic" style:font-style-complex="italic"/>
    </style:style>
    <style:style style:name="T67" style:family="text">
      <style:text-properties fo:color="#ff7043" loext:opacity="100%" style:text-underline-style="none" fo:font-weight="bold" style:font-weight-asian="bold" style:font-weight-complex="bold"/>
    </style:style>
    <style:style style:name="T68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69" style:family="text">
      <style:text-properties fo:color="#ffcc80" loext:opacity="100%" style:text-underline-style="none" fo:font-weight="bold" style:font-weight-asian="bold" style:font-weight-complex="bold"/>
    </style:style>
    <style:style style:name="T70" style:family="text">
      <style:text-properties officeooo:rsid="001973d4"/>
    </style:style>
    <style:style style:name="T71" style:family="text">
      <style:text-properties fo:font-style="italic" officeooo:rsid="001973d4" style:font-style-asian="italic" style:font-style-complex="italic"/>
    </style:style>
    <style:style style:name="T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ffcc80" loext:opacity="100%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TS </text:span><text:span text:style-name="T2">SIO</text:span><text:span text:style-name="T1"> - Opt. SLAM</text:span></text:p>
      <text:p text:style-name="P2"/>
      <text:p text:style-name="P3"><text:span text:style-name="T3">Cours </text:span><text:span text:style-name="T4">Specialises (coef. 12)</text:span></text:p>
      <text:p text:style-name="P4"/>
      <text:p text:style-name="P5"><text:span text:style-name="T5">TC2-2 - </text:span><text:span text:style-name="T6">Conception et Dev d’</text:span><text:span text:style-name="T7">A</text:span><text:span text:style-name="T6">pplication</text:span><text:span text:style-name="T7">s</text:span></text:p>
      <text:p text:style-name="P6"/>
      <text:p text:style-name="P7">Epreuve E5 (coef. 4) </text:p>
      <text:p text:style-name="P8"><text:span text:style-name="T8">Epreuve ecrite de 4h ;</text:span> ...</text:p>
      <text:p text:style-name="P8"/>
      <text:p text:style-name="P5"><text:span text:style-name="T5">? TC2-1 - </text:span><text:span text:style-name="T6">Support, mise a disposition de services info.</text:span></text:p>
      <text:p text:style-name="P6"/>
      <text:p text:style-name="P6"><text:span text:style-name="T9">Epreuve E</text:span><text:span text:style-name="T6">4</text:span><text:span text:style-name="T9"> (coef. 4) </text:span></text:p>
      <text:p text:style-name="P8"><text:span text:style-name="T10">Epreuve </text:span><text:span text:style-name="T11">CCF </text:span><text:span text:style-name="T12">(pdt l’annee)</text:span><text:span text:style-name="T10"> ecrite de 4h ;</text:span> ...</text:p>
      <text:p text:style-name="P8"/>
      <text:p text:style-name="P5"><text:span text:style-name="T5">TC3 - </text:span><text:span text:style-name="T6">Cybersecuritee des services</text:span></text:p>
      <text:p text:style-name="P9"><text:span text:style-name="T13"/></text:p>
      <text:p text:style-name="P9"><text:span text:style-name="T13">Epreuve E</text:span><text:span text:style-name="T14">6</text:span><text:span text:style-name="T13"> (coef. 4) </text:span></text:p>
      <text:p text:style-name="P8"><text:span text:style-name="T10">Epreuve ecrite de 4h ;</text:span> ..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ours <text:span text:style-name="T15">Generaux (coef. </text:span><text:span text:style-name="T16">14</text:span><text:span text:style-name="T15">)</text:span></text:p>
      <text:p text:style-name="P10"/>
      <text:p text:style-name="P12">EDM (Economique Droit et Management)</text:p>
      <text:p text:style-name="P13"/>
      <text:p text:style-name="P14"><text:span text:style-name="T17">Epreuve </text:span><text:span text:style-name="T18">E</text:span><text:span text:style-name="T17">3 (coef. 4) </text:span></text:p>
      <text:p text:style-name="P15"><text:span text:style-name="T10">Epreuve ecrite de 4h ;</text:span> repondre a un cas donne d’un point de vue economique ainsi que juridique, puis veille juridique.</text:p>
      <text:p text:style-name="P10"><text:soft-page-break/></text:p>
      <text:p text:style-name="P12">Mathematiques Informatiques</text:p>
      <text:p text:style-name="P14"><text:span text:style-name="T19"/></text:p>
      <text:p text:style-name="P14"><text:span text:style-name="T17">Epreuve E2 (coef. 2)</text:span><text:span text:style-name="T20"> </text:span></text:p>
      <text:p text:style-name="P15"><text:span text:style-name="T10">Epreuve ecrite de 2h ;</text:span> en moyenne 4 exercices</text:p>
      <text:p text:style-name="P15"/>
      <text:p text:style-name="P15"><text:span text:style-name="T21">Sous Epreuve </text:span><text:span text:style-name="T22">E2 </text:span><text:span text:style-name="T21">(coef. 1)</text:span></text:p>
      <text:p text:style-name="P15"><text:span text:style-name="T10">CCF </text:span><text:span text:style-name="T12">(pdt l’annee)</text:span><text:span text:style-name="T10"> d’algorithmie ;</text:span> ...</text:p>
      <text:p text:style-name="P15"/>
      <text:p text:style-name="P16">Parcours Certification</text:p>
      <text:p text:style-name="P13"/>
      <text:p text:style-name="P14"><text:span text:style-name="T23">E</text:span><text:span text:style-name="T17">preuve </text:span><text:span text:style-name="T24">EF3</text:span><text:span text:style-name="T17"> (coef. 3</text:span><text:span text:style-name="T25">?</text:span><text:span text:style-name="T17">) </text:span></text:p>
      <text:p text:style-name="P15"><text:span text:style-name="T10">Epreuve </text:span><text:span text:style-name="T26">CCF </text:span><text:span text:style-name="T12">(pdt l’annee) </text:span><text:span text:style-name="T27">oral</text:span><text:span text:style-name="T28"> de 20min</text:span><text:span text:style-name="T10"> ;</text:span> ...</text:p>
      <text:p text:style-name="P10"/>
      <text:p text:style-name="P17">CGE (Culture Generale et Expression)</text:p>
      <text:p text:style-name="P18"/>
      <text:p text:style-name="P19">Epreuve E1 (coef. 2) </text:p>
      <text:p text:style-name="P20"><text:span text:style-name="T10">Epreuve ecrite de 4h ;</text:span> redaction d’une synthese ainsi qu’une ecriture d’invention.</text:p>
      <text:p text:style-name="P10"/>
      <text:p text:style-name="P21">Anglais</text:p>
      <text:p text:style-name="P22"><text:span text:style-name="T29"/></text:p>
      <text:p text:style-name="P23"><text:span text:style-name="T30">E</text:span><text:span text:style-name="T13">preuve E1 (coef. 2)</text:span></text:p>
      <text:p text:style-name="P20"><text:span text:style-name="T10">Epreuve ecrite en 2 etapes ;</text:span> lecture de document puis resume en Francais (300 mots). Reponse par email/lettre a un cas precis.</text:p>
      <text:p text:style-name="P20"/>
      <text:p text:style-name="P20"><text:span text:style-name="T10">Epreuve oral en 2 etapes ;</text:span> comprehension et resume en francais d’une video. Explication/discussion a l’oral avec l’evaluateur.</text:p>
      <text:p text:style-name="P20"/>
      <text:p text:style-name="P24"/>
      <text:p text:style-name="P20"/>
      <text:p text:style-name="P20"/>
      <text:p text:style-name="P20"/>
      <text:p text:style-name="P20"/>
      <text:p text:style-name="P25"/>
      <text:p text:style-name="P26"><text:soft-page-break/></text:p>
      <text:p text:style-name="P27">Dates Importantes</text:p>
      <text:p text:style-name="P28"/>
      <text:p text:style-name="P29">Things to set up;</text:p>
      <text:p text:style-name="P29"/>
      <text:p text:style-name="P29">- blog template / ideas of what to put in it</text:p>
      <text:p text:style-name="P29">- english test at the end of the year</text:p>
      <text:p text:style-name="P29">- the news to follow (pistes around DNA or something in bio computing)</text:p>
      <text:p text:style-name="P29">- stage ideas for jobs and places</text:p>
      <text:p text:style-name="P29"/>
      <text:p text:style-name="P29"/>
      <text:p text:style-name="P29">blog;</text:p>
      <text:p text:style-name="P29"/>
      <text:p text:style-name="P29">very simple command line &amp; markdown inspired</text:p>
      <text:p text:style-name="P29">little gif rectangles thingies</text:p>
      <text:p text:style-name="P29">executable projects</text:p>
      <text:p text:style-name="P29">calendar and school orga stuff</text:p>
      <text:p text:style-name="P29"/>
      <text:p text:style-name="P29">comptes rendus TP</text:p>
      <text:p text:style-name="P29">full website ish around stage</text:p>
      <text:p text:style-name="P29">news for a subject with a lot of infos</text:p>
      <text:p text:style-name="P2"/>
      <text:p text:style-name="P26"/>
      <text:p text:style-name="P27">Cours suivis</text:p>
      <text:p text:style-name="P30"/>
      <text:p text:style-name="P31">La <text:span text:style-name="T31">succession des espèces </text:span><text:span text:style-name="T32">au fil des temps géologiques</text:span> est contrainte par l’<text:span text:style-name="T31">évolution des populations qui les composent</text:span>. Ces dernières sont soumises aux contraintes d’un <text:span text:style-name="T33">environnement changeant</text:span> et de <text:span text:style-name="T33">paramètres génétiques en constante mutation</text:span>.</text:p>
      <text:p text:style-name="P31"/>
      <text:p text:style-name="P31"><text:span text:style-name="T10">Problématique :</text:span> <text:span text:style-name="T34">Comment peut-on modéliser l’évolution des populations naturelles ?</text:span></text:p>
      <text:p text:style-name="P32">Comment définir une espèce et décrire son évolution ?</text:p>
      <text:p text:style-name="P30"/>
      <text:p text:style-name="P33"/>
      <text:p text:style-name="P33"/>
      <text:p text:style-name="P34"><text:soft-page-break/>I. Modélisation mathématique de l’évolution des espèces</text:p>
      <text:p text:style-name="P31"/>
      <text:p text:style-name="P31">A la suite des travaux de Darwin, d’autres scientifiques ont cherché à décrire l’évolution des populations à l’aide d’équations. <text:span text:style-name="T35">Godfrey Harold Hardy</text:span> et <text:span text:style-name="T35">Wilhelm Weinberg</text:span> décrivent le <text:span text:style-name="T33">principe mathématique de l’évolution génétique des populations</text:span> (<text:span text:style-name="T34">théoriques</text:span>) connu sous le nom de <text:span text:style-name="T36">loi de Hardy-Weinberg</text:span> <text:span text:style-name="T37">qui montre une stabilité appelée </text:span><text:span text:style-name="T38">équilibre de Hardy-Weinberg</text:span><text:span text:style-name="T37">.</text:span></text:p>
      <text:p text:style-name="P30"/>
      <text:p text:style-name="P35">1) La loi de Hardy-Weinberg</text:p>
      <text:p text:style-name="P31">Le modèle s’applique <text:span text:style-name="T37">sur</text:span> des <text:span text:style-name="T35">populations d’eucaryotes à reproduction sexuée</text:span>: <text:span text:style-name="T33">- </text:span><text:span text:style-name="T39">t</text:span><text:span text:style-name="T33">aille de population infinie</text:span></text:p>
      <text:p text:style-name="P31"><text:span text:style-name="T33">- absence de migration,</text:span><text:span text:style-name="T39"> </text:span><text:span text:style-name="T33">de mutation, de sélection</text:span></text:p>
      <text:p text:style-name="P31"><text:span text:style-name="T33">- panmixie</text:span> (<text:span text:style-name="T40">reproduction au hasard sans sélection sexuelle</text:span>)</text:p>
      <text:p text:style-name="P31"/>
      <text:p text:style-name="P31">Sous ces conditions, il énonce que : </text:p>
      <text:p text:style-name="P31">- La <text:span text:style-name="T35">fréquence des allèles reste stable</text:span> d’une génération à l’autre.</text:p>
      <text:p text:style-name="P31">- La<text:span text:style-name="T35"> fréquence des génotypes</text:span> se <text:span text:style-name="T35">déduit directement de celle des phénotypes</text:span> observés et <text:span text:style-name="T35">demeure constante</text:span>.</text:p>
      <text:p text:style-name="P31"/>
      <text:p text:style-name="P36"/>
      <text:p text:style-name="P37">Ex : Pour un gène existant sous 2 allèles A et B</text:p>
      <text:p text:style-name="P38">On établit que <text:span text:style-name="T3">f(A) = p et f(B) = q</text:span> et comme pour ce gène il n’y a que 2 allèles, </text:p>
      <text:p text:style-name="P38"><text:span text:style-name="T3">f(A) + f(B) = 1 donc p + q = 1</text:span>.</text:p>
      <text:p text:style-name="P38"/>
      <text:p text:style-name="P39">En y rajoutant la fréquence des allèles <text:span text:style-name="T41">l</text:span>e tableau de croisement des gamètes portant les allèles de ce gène est le suivant : </text:p>
      <text:p text:style-name="P39"/>
      <text:p text:style-name="P38"><text:span text:style-name="T41">L</text:span>es fréquences des allèles chez les différents zygotes (<text:span text:style-name="T34">descendants</text:span>) possibles sont : </text:p>
      <text:p text:style-name="P38">- <text:span text:style-name="T3">f(A) = f(A // A) + ½ f(A // B) = p² + ½ (2pq) = </text:span><text:span text:style-name="T42">p² + pq</text:span></text:p>
      <text:p text:style-name="P38">- <text:span text:style-name="T3">f(B) = f(B // B) + ½ f(A // B) = q² + ½ (2pq) = </text:span><text:span text:style-name="T42">q² + pq</text:span></text:p>
      <text:p text:style-name="P38"/>
      <text:p text:style-name="P38">Sachant que f<text:span text:style-name="T3">(A) + f(B) = 1</text:span>, donc <text:span text:style-name="T3">p + q = 1 =&gt; q = 1 - p et p = 1 – q</text:span>. </text:p>
      <text:p text:style-name="P40">f(A) = p² + pq = p² + p(1 - p) = <text:span text:style-name="T43">p² + p - p² = p</text:span></text:p>
      <text:p text:style-name="P40">f(B) = q² + pq = q² + q(1 - q) = <text:span text:style-name="T43">q² + q - q² = q</text:span></text:p>
      <text:p text:style-name="P38"/>
      <text:p text:style-name="P38">On en conclue donc que <text:span text:style-name="T35">les fréquences des allèles A et B chez les descendants</text:span> <text:span text:style-name="T33">sont identiques à celles chez les parents</text:span>. Cette population est <text:span text:style-name="T31">à l’équilibre de Hardy-Weinberg</text:span>.</text:p>
      <text:p text:style-name="P31"><text:soft-page-break/></text:p>
      <text:p text:style-name="P31"/>
      <text:p text:style-name="P35">2) La théorie et la réalité</text:p>
      <text:p text:style-name="P31">Dans la nature, <text:span text:style-name="T35">trois forces évolutives majeures</text:span> s’appliquent aux espèces : </text:p>
      <text:p text:style-name="P41">- les mutations <text:span text:style-name="T44">et</text:span> la sélection naturelle</text:p>
      <text:p text:style-name="P41">- la dérive génétique</text:p>
      <text:p text:style-name="P41">- la sélection sexuelle</text:p>
      <text:p text:style-name="P31"/>
      <text:p text:style-name="P31">Ainsi, <text:span text:style-name="T35">l’équilibre de Hardy-Weinberg</text:span> n’est <text:span text:style-name="T45">quasiment jamais atteint</text:span> en pratique ce qui <text:span text:style-name="T46">valide l’existence de l’évolution des espèces</text:span>.</text:p>
      <text:p text:style-name="P30"/>
      <text:p text:style-name="P30"/>
      <text:p text:style-name="P30"/>
      <text:p text:style-name="P34">II. L’évolution des populations au cours du temps</text:p>
      <text:p text:style-name="P31"><text:span text:style-name="T47">Evolution :</text:span> <text:span text:style-name="T31">ensemble des mécanismes</text:span> par lesquels les <text:span text:style-name="T33">populations varient</text:span>, les <text:span text:style-name="T33">espèces naissent</text:span>, se <text:span text:style-name="T33">transforment</text:span> et <text:span text:style-name="T33">disparaissent</text:span>.</text:p>
      <text:p text:style-name="P31"><text:span text:style-name="T48">P</text:span><text:span text:style-name="T47">opulation :</text:span><text:span text:style-name="T42"> </text:span>un <text:span text:style-name="T33">ensemble d’individus</text:span> d’une <text:span text:style-name="T33">même espèce</text:span> qui n’ont <text:span text:style-name="T49">pas les mêmes combinaisons alléliques</text:span>.</text:p>
      <text:p text:style-name="P31"><text:span text:style-name="T48">S</text:span><text:span text:style-name="T47">élection naturelle :</text:span> <text:span text:style-name="T50">l’</text:span><text:span text:style-name="T33">évolution</text:span> de la <text:span text:style-name="T31">fréquence des allèles</text:span> donnant un <text:span text:style-name="T33">avantage (ou désavantage) sélectif</text:span>.</text:p>
      <text:p text:style-name="P30"/>
      <text:p text:style-name="P35">1) La sélection naturelle</text:p>
      <text:p text:style-name="P31">Les fréquences des allèles avantageux augmenteront au fil des générations (dans des </text:p>
      <text:p text:style-name="P31">conditions environnementales fixes) et inversement; concept <text:span text:style-name="T44">de</text:span>Darwin <text:span text:style-name="T44">au 19</text:span><text:span text:style-name="T51">e</text:span><text:span text:style-name="T44"> siecle</text:span>.</text:p>
      <text:p text:style-name="P31"/>
      <text:p text:style-name="P31">En effet, les <text:span text:style-name="T35">individus </text:span><text:span text:style-name="T52">au</text:span><text:span text:style-name="T35"> phénotype favorisé</text:span> auront un <text:span text:style-name="T31">meilleur taux de survie</text:span> et un <text:span text:style-name="T31">plus grand nombre de descendants</text:span> (<text:span text:style-name="T34">meilleure fertilité</text:span>) et pourront <text:span text:style-name="T53">éventuellement constituer une nouvelle espèce</text:span>.</text:p>
      <text:p text:style-name="P31"/>
      <text:p text:style-name="P32"><text:span text:style-name="T10">Ex :</text:span><text:span text:style-name="T54"> Le</text:span>s pinsons de Darwin, la phalène du bouleau...</text:p>
      <text:p text:style-name="P30"/>
      <text:p text:style-name="P35">2) La dérive génétique</text:p>
      <text:p text:style-name="P31"><text:span text:style-name="T47">Dérive génétique :</text:span> <text:span text:style-name="T33">variations aléatoires</text:span> de la <text:span text:style-name="T31">fréquence des allèles neutres</text:span> <text:span text:style-name="T33">dans une population ou une espèce</text:span>.</text:p>
      <text:p text:style-name="P31"/>
      <text:p text:style-name="P31"><text:span text:style-name="T55">La </text:span><text:span text:style-name="T56">dérive génétique</text:span> <text:span text:style-name="T55">c’est des </text:span><text:span text:style-name="T57">v</text:span><text:span text:style-name="T31">ariations imprévisibles</text:span> <text:span text:style-name="T55">et donc </text:span><text:span text:style-name="T31">forte</text:span><text:span text:style-name="T57">s</text:span><text:span text:style-name="T31"> dans les petites populations</text:span> isolées du reste de l’espèce. <text:span text:style-name="T55">Cela </text:span>peut conduire à la <text:soft-page-break/><text:span text:style-name="T35">disparition ou la fixation de certains allèles</text:span>. <text:span text:style-name="T55">Cela</text:span> génère une <text:span text:style-name="T33">diminution de la diversité génétique</text:span> et <text:span text:style-name="T31">contrebalance l’effet des mutations</text:span>.</text:p>
      <text:p text:style-name="P38"/>
      <text:p text:style-name="P42">La colonisation d’un milieu par un petit groupe isolé d’individus conduit à la formation rapide d’un ensemble génétiquement unique en raison de la dérive génétique et de l’effet fondateur (sélection au hasard d’un petit groupe avec un pool allélique donné). Cette population pourra, à long terme, évoluer en une nouvelle espèce.</text:p>
      <text:p text:style-name="P30"/>
      <text:p text:style-name="P30"/>
      <text:p text:style-name="P30"/>
      <text:p text:style-name="P34">III. La notion d’espèce</text:p>
      <text:p text:style-name="P35">1) Historique de la notion d’espèce</text:p>
      <text:p text:style-name="P31">L’espèce est un concept dont la <text:span text:style-name="T35">déf</text:span><text:span text:style-name="T58">inition</text:span><text:span text:style-name="T35"> fait l’objet de nombreux débats</text:span>, on compte jusqu’à 22 déf<text:span text:style-name="T55">initions </text:span>différentes. On parle donc de <text:span text:style-name="T42">concepts d’espèce</text:span> et ceux-ci ne peuvent s’appliquer de façon universelle.</text:p>
      <text:p text:style-name="P31"/>
      <text:p text:style-name="P43">Voici quelques exemples :</text:p>
      <text:p text:style-name="P44">mdr jsp ou sont les exemples y avait rien écris sur les diapos :P</text:p>
      <text:p text:style-name="P31"/>
      <text:p text:style-name="P35">2) Définir le concept d’espèce</text:p>
      <text:p text:style-name="P31">La<text:span text:style-name="T31"> diversité du vivant </text:span>est décrite comme la <text:span text:style-name="T35">diversité des </text:span><text:span text:style-name="T59">espèces</text:span> que l’on définit selon <text:span text:style-name="T33">2 grands critères</text:span> :</text:p>
      <text:p text:style-name="P31"/>
      <text:p text:style-name="P31">- La <text:span text:style-name="T35">ressemblance</text:span> ou <text:span text:style-name="T35">déf</text:span><text:span text:style-name="T59">inition</text:span><text:span text:style-name="T35"> typologique de l’espèce</text:span> :</text:p>
      <text:p text:style-name="P31"><text:span text:style-name="T60">L</text:span>es <text:span text:style-name="T33">individus d’une même </text:span><text:span text:style-name="T61">espèce</text:span> se <text:span text:style-name="T33">ressemblent</text:span> <text:span text:style-name="T33">+ entre eux</text:span> qu’aux individus d’une autre <text:span text:style-name="T62">espèce.</text:span></text:p>
      <text:p text:style-name="P31"><text:span text:style-name="T8">Limite :</text:span> <text:span text:style-name="T34">dimorphisme sexuel, mimétisme, </text:span><text:span text:style-name="T63">espèces</text:span><text:span text:style-name="T34"> Jumelles...</text:span></text:p>
      <text:p text:style-name="P31"/>
      <text:p text:style-name="P31">- <text:span text:style-name="T62">L</text:span>’<text:span text:style-name="T35">interfécondité </text:span>ou <text:span text:style-name="T35">définition biologique de l’espèce</text:span> :</text:p>
      <text:p text:style-name="P31">2 individus sont <text:span text:style-name="T33">de la même </text:span><text:span text:style-name="T61">espèce</text:span> s’ils <text:span text:style-name="T33">peuvent se reproduire entre eux</text:span> si leur <text:span text:style-name="T33">descendance est fertile</text:span>.</text:p>
      <text:p text:style-name="P31"><text:span text:style-name="T10">Limite :</text:span> <text:span text:style-name="T34">tous les hybrides interspécifiques fertiles</text:span></text:p>
      <text:p text:style-name="P31"/>
      <text:p text:style-name="P31">Ces limites montrent qu’il faut inclure <text:span text:style-name="T33">2 éléments supplémentaires dans la notion d’espèce</text:span> : </text:p>
      <text:p text:style-name="P31"/>
      <text:p text:style-name="P31">- Une <text:span text:style-name="T35">définition écologique</text:span> : une <text:span text:style-name="T31">population séparée dans l’espace au sein d’une niche écologique donnée</text:span>.</text:p>
      <text:p text:style-name="P31"><text:soft-page-break/>- Une <text:span text:style-name="T35">définition évolutive</text:span> : une <text:span text:style-name="T31">population isolée dans le temps</text:span> <text:span text:style-name="T31">assez longtemps</text:span> <text:span text:style-name="T31">bien que puissent encore exister des hybrides fertiles ou stériles</text:span>.</text:p>
      <text:p text:style-name="P31"/>
      <text:p text:style-name="P31"><text:span text:style-name="T47">Une espèce :</text:span> <text:span text:style-name="T60">est </text:span>donc une <text:span text:style-name="T46">population d’individus suffisamment isolés génétiquement des autres populations</text:span>.</text:p>
      <text:p text:style-name="P30"/>
      <text:p text:style-name="P30"/>
      <text:p text:style-name="P34">IV. Séquençage de l’ADN et étude des espèces</text:p>
      <text:p text:style-name="P30"/>
      <text:p text:style-name="P31">L’application du <text:span text:style-name="T33">séquençage haute fréquence</text:span> à un <text:span text:style-name="T35">échantillon prélevé dans un milieu naturel </text:span>(flaque d’eau par ex.) permet <text:span text:style-name="T33">d’identifier et regrouper</text:span> les <text:span text:style-name="T35">individus possédant des génomes proches</text:span>.</text:p>
      <text:p text:style-name="P31"/>
      <text:p text:style-name="P31">On a ainsi pu identifier des <text:span text:style-name="T35">groupes d’individus assez isolés génétiquement</text:span> les uns des autres et constituant donc potentiellement de nouvelles espèces. <text:span text:style-name="T33">D’autres critères sont cependant aussi à considérer</text:span> pour parler d’événement de spéciation. </text:p>
      <text:p text:style-name="P31"/>
      <text:p text:style-name="P31"><text:span text:style-name="T47">Spéciation :</text:span> <text:span text:style-name="T31">apparition d’une nouvelle </text:span><text:span text:style-name="T64">espèce</text:span> <text:span text:style-name="T33">à partir d’une population isolée reproductivement de</text:span> l’<text:span text:style-name="T35">espèce Ancestrale</text:span>.</text:p>
      <text:p text:style-name="P31"/>
      <text:p text:style-name="P34">Conclusion</text:p>
      <text:p text:style-name="P30"/>
      <text:p text:style-name="P31"><text:span text:style-name="T33">L’évolution des populations</text:span> au <text:span text:style-name="T33">sein des espèces</text:span> a lieu <text:span text:style-name="T31">sous la contrainte de l’environnement</text:span> et de <text:span text:style-name="T31">facteurs génétiques internes</text:span>. Elle ne suit qu’<text:span text:style-name="T33">exceptionnellement la loi de Hardy-Weinberg</text:span> tant les contraintes de cette dernière sont fortes. La démocratisation des <text:span text:style-name="T35">techniques de séquençage moderne de l’ADN </text:span>ouvre <text:span text:style-name="T33">tout un champ des possibles à l’étude très fine de ces populations</text:span>.</text:p>
      <text:p text:style-name="P30"/>
      <text:p text:style-name="P30"/>
      <text:p text:style-name="P34">V. Diversification non génétique du vivant</text:p>
      <text:p text:style-name="P30"/>
      <text:p text:style-name="P31">Le <text:span text:style-name="T35">phénotype des individus</text:span> peut être <text:span text:style-name="T33">étendu par des associations</text:span> avec d’<text:span text:style-name="T33">autres êtres vivants</text:span> selon <text:span text:style-name="T31">2 modalités</text:span> :</text:p>
      <text:p text:style-name="P31"/>
      <text:p text:style-name="P31">- <text:span text:style-name="T47">La symbiose :</text:span> <text:span text:style-name="T35">chaque partenaire</text:span><text:span text:style-name="T65"> </text:span><text:span text:style-name="T33">apporte ses gènes et capacités</text:span> à l’autre <text:span text:style-name="T60">ce qui permet</text:span>:</text:p>
      <text:p text:style-name="P31"><text:tab/>- d’<text:span text:style-name="T31">améliorer leurs capacités de protection </text:span>(<text:span text:style-name="T34">microbiote</text:span>)</text:p>
      <text:p text:style-name="P31"><text:soft-page-break/><text:tab/>- <text:span text:style-name="T60">d’</text:span><text:span text:style-name="T31">apporter de nouvelles fonctions</text:span> (<text:span text:style-name="T34">photosynthèse </text:span><text:span text:style-name="T66">-&gt;</text:span><text:span text:style-name="T34"> ver plat de Roscoff</text:span>)</text:p>
      <text:p text:style-name="P31"><text:tab/>- <text:span text:style-name="T60">de</text:span> <text:span text:style-name="T31">favoriser l’adaptation au milieu</text:span> (<text:span text:style-name="T34">acacias</text:span>).</text:p>
      <text:p text:style-name="P31"/>
      <text:p text:style-name="P31">- <text:span text:style-name="T47">Les relations nuisibles :</text:span></text:p>
      <text:p text:style-name="P31"><text:span text:style-name="T67"><text:tab/></text:span><text:span text:style-name="T68">- </text:span><text:span text:style-name="T69">l</text:span><text:span text:style-name="T35">e parasitisme</text:span> peut <text:span text:style-name="T31">modifier le comportement de certains animaux</text:span> (<text:span text:style-name="T34">fourmis zombie</text:span>)</text:p>
      <text:p text:style-name="P31"><text:tab/>- une <text:span text:style-name="T35">modification du microbiote</text:span> peut <text:span text:style-name="T31">favoriser l’apparition de maladies chroniques et de l’obésité</text:span>.</text:p>
      <text:p text:style-name="P31"/>
      <text:p text:style-name="P31">Certains animaux <text:span text:style-name="T33">récupèrent et utilisent</text:span> des <text:span text:style-name="T31">éléments de leur environnement</text:span> ce qui <text:span text:style-name="T31">modifie leur phénotype</text:span> : </text:p>
      <text:p text:style-name="P31"><text:tab/>- <text:span text:style-name="T33">construction d’habitat</text:span> (<text:span text:style-name="T34">fourreaux des trichoptères</text:span>)</text:p>
      <text:p text:style-name="P31"><text:tab/>- <text:span text:style-name="T33">parures</text:span> (<text:span text:style-name="T34">chez l’Homme</text:span>)</text:p>
      <text:p text:style-name="P31"><text:tab/>- <text:span text:style-name="T33">parades nuptiales</text:span></text:p>
      <text:p text:style-name="P31"><text:span text:style-name="T70"><text:tab/></text:span><text:span text:style-name="T71">etc...</text:span></text:p>
      <text:p text:style-name="P31"/>
      <text:p text:style-name="P31"><text:span text:style-name="T33">Ces comportements favorisent</text:span> l’<text:span text:style-name="T35">attractivité sexuelle</text:span> (<text:span text:style-name="T34">résultat de la </text:span><text:span text:style-name="T72">sélection sexuelle</text:span>) ou l’<text:span text:style-name="T35">échappement face aux prédateurs</text:span>.</text:p>
      <text:p text:style-name="P31"/>
      <text:p text:style-name="P31">Le dernier <text:span text:style-name="T33">élément de diversification</text:span> est la <text:span text:style-name="T35">transmission culturelle</text:span> de génération en génération ou entre contemporains : <text:span text:style-name="T34">chant des oiseaux, utilisation d’outils chez les primates, langues humaines…</text:span></text:p>
      <text:p text:style-name="P31">Leur <text:span text:style-name="T33">évolution</text:span> est <text:span text:style-name="T31">spécifique à chaque population</text:span>, <text:span text:style-name="T33">suit les mécanismes de la sélection naturelle et la dérive génétique</text:span> et <text:span text:style-name="T35">peut contribuer à une limitation des échanges entre populations donc </text:span><text:span text:style-name="T73">in fine</text:span><text:span text:style-name="T35"> leur spéciation</text:span>.</text:p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erif CJK SC" svg:font-family="'Noto Serif CJK SC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tyle_20_de_20_dessin_20_par_20_défaut" style:display-name="Style de dessin par défau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" style:display-name="Objet sans remplissag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18pt" style:font-name-asian="Noto Sans" style:font-family-asian="'Noto Sans'" style:font-family-generic-asian="swiss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Caption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A4" style:display-name="Titre A4" style:family="paragraph" style:parent-style-name="A4">
      <style:paragraph-properties fo:hyphenation-ladder-count="no-limit" fo:hyphenation-keep="auto" loext:hyphenation-keep-type="column"/>
      <style:text-properties fo:font-size="43.5pt" style:font-size-asian="43.5pt" fo:hyphenate="false" loext:hyphenation-no-caps="false" loext:hyphenation-no-last-word="false" loext:hyphenation-word-char-count="no-limit" loext:hyphenation-zone="no-limit"/>
    </style:style>
    <style:style style:name="En-tête_20_A4" style:display-name="En-tête A4" style:family="paragraph" style:parent-style-name="A4">
      <style:paragraph-properties fo:hyphenation-ladder-count="no-limit" fo:hyphenation-keep="auto" loext:hyphenation-keep-type="column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exte_20_A4" style:display-name="Texte A4" style:family="paragraph" style:parent-style-name="A4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 fo:hyphenation-keep="auto" loext:hyphenation-keep-type="column"/>
      <style:text-properties style:font-name="Noto Sans" fo:font-family="'Noto Sans'" style:font-family-generic="swiss" style:font-pitch="variable" fo:font-size="47.5pt" style:font-name-asian="Noto Sans" style:font-family-asian="'Noto Sans'" style:font-family-generic-asian="swiss" style:font-pitch-asian="variable" style:font-size-asian="47.5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A0" style:display-name="Titre A0" style:family="paragraph" style:parent-style-name="A0">
      <style:paragraph-properties fo:hyphenation-ladder-count="no-limit" fo:hyphenation-keep="auto" loext:hyphenation-keep-type="column"/>
      <style:text-properties fo:font-size="95.5pt" style:font-size-asian="95.5pt" fo:hyphenate="false" loext:hyphenation-no-caps="false" loext:hyphenation-no-last-word="false" loext:hyphenation-word-char-count="no-limit" loext:hyphenation-zone="no-limit"/>
    </style:style>
    <style:style style:name="En-tête_20_A0" style:display-name="En-tête A0" style:family="paragraph" style:parent-style-name="A0">
      <style:paragraph-properties fo:hyphenation-ladder-count="no-limit" fo:hyphenation-keep="auto" loext:hyphenation-keep-type="column"/>
      <style:text-properties fo:font-size="71.5pt" style:font-size-asian="71.5pt" fo:hyphenate="false" loext:hyphenation-no-caps="false" loext:hyphenation-no-last-word="false" loext:hyphenation-word-char-count="no-limit" loext:hyphenation-zone="no-limit"/>
    </style:style>
    <style:style style:name="Texte_20_A0" style:display-name="Texte A0" style:family="paragraph" style:parent-style-name="A0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mage" style:family="paragraph">
      <style:paragraph-properties fo:hyphenation-ladder-count="no-limit" fo:hyphenation-keep="auto" loext:hyphenation-keep-type="column"/>
      <style:text-properties style:font-name="Liberation Sans" fo:font-family="'Liberation Sans'" style:font-family-generic="swiss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rmes" style:family="paragraph" style:parent-style-name="Image">
      <style:paragraph-properties fo:hyphenation-ladder-count="no-limit" fo:hyphenation-keep="auto" loext:hyphenation-keep-type="column"/>
      <style:text-properties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ein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ein_20_bleu" style:display-name="Plein bleu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vert" style:display-name="Plein vert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rouge" style:display-name="Plein roug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Plein_20_jaune" style:display-name="Plein jaune" style:family="paragraph" style:parent-style-name="Plein">
      <style:paragraph-properties fo:hyphenation-ladder-count="no-limit" fo:hyphenation-keep="auto" loext:hyphenation-keep-type="column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Contour" style:family="paragraph" style:parent-style-name="Form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our_20_bleu" style:display-name="Contour bleu" style:family="paragraph" style:parent-style-name="Contour">
      <style:paragraph-properties fo:hyphenation-ladder-count="no-limit" fo:hyphenation-keep="auto" loext:hyphenation-keep-type="column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Contour_20_vert" style:display-name="Contour vert" style:family="paragraph" style:parent-style-name="Contour">
      <style:paragraph-properties fo:hyphenation-ladder-count="no-limit" fo:hyphenation-keep="auto" loext:hyphenation-keep-type="column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Contour_20_rouge" style:display-name="Contour rouge" style:family="paragraph" style:parent-style-name="Contour">
      <style:paragraph-properties fo:hyphenation-ladder-count="no-limit" fo:hyphenation-keep="auto" loext:hyphenation-keep-type="column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Contour_20_jaune" style:display-name="Contour jaune" style:family="paragraph" style:parent-style-name="Contour">
      <style:paragraph-properties fo:hyphenation-ladder-count="no-limit" fo:hyphenation-keep="auto" loext:hyphenation-keep-type="column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Lignes" style:family="paragraph" style:parent-style-name="Image">
      <style:paragraph-properties fo:hyphenation-ladder-count="no-limit" fo:hyphenation-keep="auto" loext:hyphenation-keep-type="column"/>
      <style:text-properties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gne_20_fléchée" style:display-name="Ligne fléchée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gne_20_en_20_pointillés" style:display-name="Ligne en pointillés" style:family="paragraph" style:parent-style-name="Lignes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1" style:display-name="Diapositive de titre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2" style:display-name="Diapositive de titre~LT~Gliederung 2" style:family="paragraph" style:parent-style-name="Diapositive_20_de_20_titre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Gliederung_20_3" style:display-name="Diapositive de titre~LT~Gliederung 3" style:family="paragraph" style:parent-style-name="Diapositive_20_de_20_titre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Diapositive_20_de_20_titre_7e_LT_7e_Gliederung_20_4" style:display-name="Diapositive de titre~LT~Gliederung 4" style:family="paragraph" style:parent-style-name="Diapositive_20_de_20_titre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5" style:display-name="Diapositive de titre~LT~Gliederung 5" style:family="paragraph" style:parent-style-name="Diapositive_20_de_20_titre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Diapositive_20_de_20_titre_7e_LT_7e_Gliederung_20_6" style:display-name="Diapositive de titre~LT~Gliederung 6" style:family="paragraph" style:parent-style-name="Diapositive_20_de_20_titre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7" style:display-name="Diapositive de titre~LT~Gliederung 7" style:family="paragraph" style:parent-style-name="Diapositive_20_de_20_titre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8" style:display-name="Diapositive de titre~LT~Gliederung 8" style:family="paragraph" style:parent-style-name="Diapositive_20_de_20_titre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Gliederung_20_9" style:display-name="Diapositive de titre~LT~Gliederung 9" style:family="paragraph" style:parent-style-name="Diapositive_20_de_20_titre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iapositive_20_de_20_titre_7e_LT_7e_Titel" style:display-name="Diapositive de titre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Untertitel" style:display-name="Diapositive de titre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Notizen" style:display-name="Diapositive de titre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objekte" style:display-name="Diapositive de titre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apositive_20_de_20_titre_7e_LT_7e_Hintergrund" style:display-name="Diapositive de titre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style:line-height-at-least="0.139in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gray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ay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rang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urquois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u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earth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green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eetang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ightblue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1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2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yellow3" style:family="paragraph" style:parent-style-name="default">
      <style:paragraph-properties fo:hyphenation-ladder-count="no-limit" fo:hyphenation-keep="auto" loext:hyphenation-keep-type="column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Objets_20_d_27_arrière-plan" style:display-name="Objets d'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rrière-plan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1" style:display-name="Plan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n_20_2" style:display-name="Plan 2" style:family="paragraph" style:parent-style-name="Plan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lan_20_3" style:display-name="Plan 3" style:family="paragraph" style:parent-style-name="Plan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Plan_20_4" style:display-name="Plan 4" style:family="paragraph" style:parent-style-name="Plan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5" style:display-name="Plan 5" style:family="paragraph" style:parent-style-name="Plan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Plan_20_6" style:display-name="Plan 6" style:family="paragraph" style:parent-style-name="Plan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7" style:display-name="Plan 7" style:family="paragraph" style:parent-style-name="Plan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8" style:display-name="Plan 8" style:family="paragraph" style:parent-style-name="Plan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lan_20_9" style:display-name="Plan 9" style:family="paragraph" style:parent-style-name="Plan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1" style:display-name="Titre et contenu~LT~Gliederung 1" style:family="paragraph">
      <style:paragraph-properties fo:margin-top="0.1965in" fo:margin-bottom="0in" style:contextual-spacing="false" fo:line-height="90%" fo:hyphenation-ladder-count="no-limit" fo:hyphenation-keep="auto" loext:hyphenation-keep-type="column"/>
      <style:text-properties fo:color="#ededed" loext:opacity="100%" style:font-name="Lohit Devanagari" fo:font-family="'Lohit Devanagari'" style:font-family-generic="system" style:font-pitch="variable" fo:font-size="28pt" style:font-name-asian="DejaVu Sans" style:font-family-asian="'DejaVu Sans'" style:font-family-generic-asian="system" style:font-pitch-asian="variable" style:font-size-asian="2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2" style:display-name="Titre et contenu~LT~Gliederung 2" style:family="paragraph" style:parent-style-name="Titre_20_et_20_contenu_7e_LT_7e_Gliederung_20_1">
      <style:paragraph-properties fo:margin-top="0.1575in" fo:margin-bottom="0in" style:contextual-spacing="false" fo:hyphenation-ladder-count="no-limit" fo:hyphenation-keep="auto" loext:hyphenation-keep-type="column"/>
      <style:text-properties fo:font-size="20pt" style:font-name-asian="Lohit Devanagari" style:font-family-asian="'Lohit Devanagari'" style:font-family-generic-asian="system" style:font-pitch-asian="variable" style:font-size-asian="20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Gliederung_20_3" style:display-name="Titre et contenu~LT~Gliederung 3" style:family="paragraph" style:parent-style-name="Titre_20_et_20_contenu_7e_LT_7e_Gliederung_20_2">
      <style:paragraph-properties fo:margin-top="0.1181in" fo:margin-bottom="0in" style:contextual-spacing="false" fo:hyphenation-ladder-count="no-limit" fo:hyphenation-keep="auto" loext:hyphenation-keep-type="column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Titre_20_et_20_contenu_7e_LT_7e_Gliederung_20_4" style:display-name="Titre et contenu~LT~Gliederung 4" style:family="paragraph" style:parent-style-name="Titre_20_et_20_contenu_7e_LT_7e_Gliederung_20_3">
      <style:paragraph-properties fo:margin-top="0.0783in" fo:margin-bottom="0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5" style:display-name="Titre et contenu~LT~Gliederung 5" style:family="paragraph" style:parent-style-name="Titre_20_et_20_contenu_7e_LT_7e_Gliederung_20_4">
      <style:paragraph-properties fo:margin-top="0.0398in" fo:margin-bottom="0in" style:contextual-spacing="false"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Titre_20_et_20_contenu_7e_LT_7e_Gliederung_20_6" style:display-name="Titre et contenu~LT~Gliederung 6" style:family="paragraph" style:parent-style-name="Titre_20_et_20_contenu_7e_LT_7e_Gliederung_20_5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7" style:display-name="Titre et contenu~LT~Gliederung 7" style:family="paragraph" style:parent-style-name="Titre_20_et_20_contenu_7e_LT_7e_Gliederung_20_6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8" style:display-name="Titre et contenu~LT~Gliederung 8" style:family="paragraph" style:parent-style-name="Titre_20_et_20_contenu_7e_LT_7e_Gliederung_20_7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Gliederung_20_9" style:display-name="Titre et contenu~LT~Gliederung 9" style:family="paragraph" style:parent-style-name="Titre_20_et_20_contenu_7e_LT_7e_Gliederung_20_8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et_20_contenu_7e_LT_7e_Titel" style:display-name="Titre et contenu~LT~Titel" style:family="paragraph">
      <style:paragraph-properties style:line-height-at-least="0.139in" fo:hyphenation-ladder-count="no-limit" fo:hyphenation-keep="auto" loext:hyphenation-keep-type="column"/>
      <style:text-properties fo:color="#ffffff" loext:opacity="100%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Untertitel" style:display-name="Titre et contenu~LT~Untertitel" style:family="paragraph">
      <style:paragraph-properties fo:text-align="center" style:justify-single-word="false" fo:hyphenation-ladder-count="no-limit" fo:hyphenation-keep="auto" loext:hyphenation-keep-type="column"/>
      <style:text-properties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Notizen" style:display-name="Titre et contenu~LT~Notizen" style:family="paragraph">
      <style:paragraph-properties fo:margin-left="0.2362in" fo:margin-right="0in" fo:hyphenation-ladder-count="no-limit" fo:hyphenation-keep="auto" loext:hyphenation-keep-type="column" fo:text-indent="-0.2362in" style:auto-text-indent="false">
        <style:tab-stops/>
      </style:paragraph-properties>
      <style:text-properties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objekte" style:display-name="Titre et contenu~LT~Hintergrundobjekte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et_20_contenu_7e_LT_7e_Hintergrund" style:display-name="Titre et contenu~LT~Hintergrund" style:family="paragraph">
      <style:paragraph-properties fo:hyphenation-ladder-count="no-limit" fo:hyphenation-keep="auto" loext:hyphenation-keep-type="column"/>
      <style:text-properties style:font-name-asian="DejaVu Sans" style:font-family-asian="'DejaVu Sans'" style:font-family-generic-asian="system" style:font-pitch-asian="variable" style:font-name-complex="Noto Sans" style:font-family-complex="'Noto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="Corbel" fo:font-family="Corbel" style:font-family-generic="swiss" style:font-pitch="variable" fo:font-size="28pt" style:font-name-asian="Corbel" style:font-family-asian="Corbel" style:font-family-generic-asian="swiss" style:font-pitch-asian="variable" style:font-size-asian="28pt" style:font-name-complex="Corbel" style:font-family-complex="Corbel" style:font-family-generic-complex="swiss" style:font-pitch-complex="variable"/>
    </style:style>
    <style:style style:name="WW_5f_CharLFO1LVL1" style:display-name="WW_CharLFO1LVL1" style:family="text">
      <style:text-properties style:font-name="Corbel" fo:font-family="Corbel" style:font-family-generic="swiss" style:font-pitch="variable" fo:font-size="28pt" style:font-size-asian="28pt"/>
    </style:style>
    <style:style style:name="Line_20_numbering" style:display-name="Line numbering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Corbe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121212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121212" draw:opacity="100%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121212" draw:opacity="100%"/>
    </style:style>
  </office:automatic-styles>
  <office:master-styles>
    <style:master-page style:name="Standard" style:page-layout-name="Mpm1" draw:style-name="Mdp1"/>
    <style:master-page style:name="MP0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creation-date>2024-01-15T16:49:00Z</meta:creation-date>
    <dc:date>2024-11-17T09:04:57.457854102</dc:date>
    <meta:editing-cycles>108</meta:editing-cycles>
    <meta:editing-duration>P1DT17H7M8S</meta:editing-duration>
    <meta:document-statistic meta:table-count="0" meta:image-count="0" meta:object-count="0" meta:page-count="8" meta:paragraph-count="127" meta:word-count="1535" meta:character-count="9375" meta:non-whitespace-character-count="7952"/>
    <meta:template xlink:type="simple" xlink:actuate="onRequest" xlink:title="" xlink:href="Normal.dotm"/>
  </office:meta>
</office:document-meta>
</file>